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0daaba"/>
    </style:style>
    <style:style style:name="P4" style:family="paragraph" style:parent-style-name="Standard">
      <style:text-properties fo:font-style="normal" officeooo:rsid="000daaba" officeooo:paragraph-rsid="000daaba" style:font-style-asian="normal" style:font-style-complex="normal"/>
    </style:style>
    <style:style style:name="P5" style:family="paragraph" style:parent-style-name="Standard">
      <style:text-properties officeooo:rsid="00135ccb" officeooo:paragraph-rsid="0000b2c1"/>
    </style:style>
    <style:style style:name="P6" style:family="paragraph" style:parent-style-name="Standard">
      <style:text-properties officeooo:rsid="0023e258" officeooo:paragraph-rsid="0023e258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1874a7"/>
    </style:style>
    <style:style style:name="P8" style:family="paragraph" style:parent-style-name="Standard" style:list-style-name="L2">
      <style:text-properties officeooo:paragraph-rsid="0020bcb1"/>
    </style:style>
    <style:style style:name="P9" style:family="paragraph" style:parent-style-name="Standard" style:list-style-name="L2">
      <style:text-properties officeooo:rsid="00135ccb" officeooo:paragraph-rsid="0000b2c1"/>
    </style:style>
    <style:style style:name="P10" style:family="paragraph" style:parent-style-name="Standard" style:list-style-name="L2">
      <style:text-properties officeooo:rsid="00135ccb" officeooo:paragraph-rsid="00202c83"/>
    </style:style>
    <style:style style:name="P11" style:family="paragraph" style:parent-style-name="Standard" style:list-style-name="L2">
      <style:text-properties officeooo:rsid="00202c83" officeooo:paragraph-rsid="00202c83"/>
    </style:style>
    <style:style style:name="P12" style:family="paragraph" style:parent-style-name="Standard" style:list-style-name="L2">
      <style:text-properties officeooo:rsid="00202c83" officeooo:paragraph-rsid="0020bcb1"/>
    </style:style>
    <style:style style:name="P13" style:family="paragraph" style:parent-style-name="Standard" style:list-style-name="L2">
      <style:text-properties officeooo:rsid="0020bcb1" officeooo:paragraph-rsid="0020bcb1"/>
    </style:style>
    <style:style style:name="P14" style:family="paragraph" style:parent-style-name="Standard" style:list-style-name="L2">
      <style:text-properties officeooo:rsid="0020bcb1" officeooo:paragraph-rsid="00227987"/>
    </style:style>
    <style:style style:name="P15" style:family="paragraph" style:parent-style-name="Standard" style:list-style-name="L2">
      <style:text-properties officeooo:rsid="00227987" officeooo:paragraph-rsid="00227987"/>
    </style:style>
    <style:style style:name="P16" style:family="paragraph" style:parent-style-name="Standard" style:list-style-name="L2">
      <style:text-properties officeooo:rsid="0023e258" officeooo:paragraph-rsid="0023e258"/>
    </style:style>
    <style:style style:name="P17" style:family="paragraph" style:parent-style-name="Standard" style:list-style-name="L3">
      <style:text-properties officeooo:rsid="0023e258" officeooo:paragraph-rsid="0023e258"/>
    </style:style>
    <style:style style:name="P18" style:family="paragraph" style:parent-style-name="Standard" style:list-style-name="L3">
      <style:text-properties officeooo:rsid="0023f365" officeooo:paragraph-rsid="0023f365"/>
    </style:style>
    <style:style style:name="P19" style:family="paragraph" style:parent-style-name="Standard" style:list-style-name="L3">
      <style:text-properties officeooo:rsid="0023f365" officeooo:paragraph-rsid="0025a837"/>
    </style:style>
    <style:style style:name="P20" style:family="paragraph" style:parent-style-name="Standard" style:list-style-name="L3">
      <style:text-properties officeooo:rsid="0025a837" officeooo:paragraph-rsid="0025a837"/>
    </style:style>
    <style:style style:name="P21" style:family="paragraph" style:parent-style-name="Text_20_body" style:list-style-name="L1">
      <style:paragraph-properties fo:margin-top="0in" fo:margin-bottom="0in" loext:contextual-spacing="false"/>
      <style:text-properties officeooo:paragraph-rsid="001874a7"/>
    </style:style>
    <style:style style:name="T1" style:family="text">
      <style:text-properties officeooo:rsid="000daaba"/>
    </style:style>
    <style:style style:name="T2" style:family="text">
      <style:text-properties fo:font-style="normal" officeooo:rsid="000daaba" style:font-style-asian="normal" style:font-style-complex="normal"/>
    </style:style>
    <style:style style:name="T3" style:family="text">
      <style:text-properties fo:font-style="normal" officeooo:rsid="00278f2e" style:font-style-asian="normal" style:font-style-complex="normal"/>
    </style:style>
    <style:style style:name="T4" style:family="text">
      <style:text-properties fo:font-size="12pt" fo:font-style="normal" fo:font-weight="normal" officeooo:rsid="000daab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202c83"/>
    </style:style>
    <style:style style:name="T6" style:family="text">
      <style:text-properties officeooo:rsid="0020bcb1"/>
    </style:style>
    <style:style style:name="T7" style:family="text">
      <style:text-properties officeooo:rsid="00227987"/>
    </style:style>
    <style:style style:name="T8" style:family="text">
      <style:text-properties officeooo:rsid="0023e258"/>
    </style:style>
    <style:style style:name="T9" style:family="text">
      <style:text-properties officeooo:rsid="0025a837"/>
    </style:style>
    <style:style style:name="T10" style:family="text">
      <style:text-properties officeooo:rsid="00278f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Module </text:span><text:span text:style-name="T3">Three</text:span><text:span text:style-name="T4">: </text:span><text:span text:style-name="Strong_20_Emphasis"><text:span text:style-name="T4">Culture, Policies, and Procedures</text:span></text:span></text:p>
      <text:p text:style-name="P3"><text:span text:style-name="Emphasis"><text:span text:style-name="T4">Operational </text:span></text:span><text:span text:style-name="Emphasis"><text:span text:style-name="T2">Risk Management: A Complete Guide to a Successful Operational Risk Framework</text:span></text:span></text:p>
      <text:p text:style-name="P4">Chapters <text:span text:style-name="T5">5 &amp; 6</text:span></text:p>
      <text:p text:style-name="P2">10/<text:span text:style-name="T5">25</text:span></text:p>
      <text:p text:style-name="P1"/>
      <text:p text:style-name="P1">Learning Object<text:span text:style-name="T1">i</text:span>ves</text:p>
      <text:list xml:id="list2147082351" text:style-name="L1">
        <text:list-item>
          <text:p text:style-name="P21">Explain the role of policies and procedures in a successful risk management program</text:p>
        </text:list-item>
      </text:list>
      <text:p text:style-name="P7"/>
      <text:p text:style-name="P5">Culture and Awareness</text:p>
      <text:list xml:id="list656195585" text:style-name="L2">
        <text:list-item>
          <text:p text:style-name="P9">Winning Over the Firm</text:p>
          <text:list>
            <text:list-item>
              <text:p text:style-name="P9">time invested in culture and awareness activities is indicative of the likely success of the framework</text:p>
            </text:list-item>
            <text:list-item>
              <text:p text:style-name="P9">operational risk framework must be designed to reflect the culture of the firm</text:p>
              <text:list>
                <text:list-item>
                  <text:p text:style-name="P9">needs to be promoted and communicated in order for operational risk management to be adopted and applied throughout the organization</text:p>
                </text:list-item>
              </text:list>
            </text:list-item>
            <text:list-item>
              <text:p text:style-name="P10"><text:span text:style-name="T5">t</text:span>hree important activities</text:p>
              <text:list>
                <text:list-item>
                  <text:p text:style-name="P10">marketing</text:p>
                </text:list-item>
                <text:list-item>
                  <text:p text:style-name="P10">planning</text:p>
                </text:list-item>
                <text:list-item>
                  <text:p text:style-name="P10">training</text:p>
                </text:list-item>
              </text:list>
            </text:list-item>
          </text:list>
        </text:list-item>
        <text:list-item>
          <text:p text:style-name="P10">Marketing and Communication</text:p>
          <text:list>
            <text:list-item>
              <text:p text:style-name="P11">importance</text:p>
              <text:list>
                <text:list-item>
                  <text:p text:style-name="P11"><text:s/>if the operational risk function is seen as a trusted partner, it will be able to progress more quickly toward its goals</text:p>
                </text:list-item>
                <text:list-item>
                  <text:p text:style-name="P11">if it is an unknown or misunderstood department, then its goals may be frustrated at every turn</text:p>
                </text:list-item>
              </text:list>
            </text:list-item>
            <text:list-item>
              <text:p text:style-name="P11">the operational risk function needs to work with everyone in the firm</text:p>
            </text:list-item>
            <text:list-item>
              <text:p text:style-name="P11">leverage an established approach to launching new initiatives</text:p>
              <text:list>
                <text:list-item>
                  <text:p text:style-name="P11">poster campaigns, e-mail blasts, or town halls</text:p>
                </text:list-item>
                <text:list-item>
                  <text:p text:style-name="P11">on the other hand, new methods of communication tend to draw notice, and so can even be preferable to the standard methods</text:p>
                </text:list-item>
              </text:list>
            </text:list-item>
            <text:list-item>
              <text:p text:style-name="P12">face-to-face meeting with all of the key stakeholders</text:p>
              <text:list>
                <text:list-item>
                  <text:p text:style-name="P12">what are you hoping we will do?</text:p>
                </text:list-item>
                <text:list-item>
                  <text:p text:style-name="P12">what are you hoping we will not do?</text:p>
                </text:list-item>
              </text:list>
            </text:list-item>
            <text:list-item>
              <text:p text:style-name="P12">marketing campaigns can be designed to ensure that the following minimal goals are met</text:p>
              <text:list>
                <text:list-item>
                  <text:p text:style-name="P12">The organization knows what operational risk is.</text:p>
                </text:list-item>
                <text:list-item>
                  <text:p text:style-name="P12">People know what to do when they see it.</text:p>
                </text:list-item>
                <text:list-item>
                  <text:p text:style-name="P12">Managers are aware of the benefits of good operational risk management.</text:p>
                </text:list-item>
                <text:list-item>
                  <text:p text:style-name="P12">Managers are aware of the dangers of poor operational risk management.</text:p>
                </text:list-item>
                <text:list-item>
                  <text:p text:style-name="P12">Main supporters are identified and there is a plan for how to leverage that support.</text:p>
                </text:list-item>
                <text:list-item>
                  <text:p text:style-name="P12">Main protagonists are identified, and there is a plan to win them over.</text:p>
                </text:list-item>
              </text:list>
            </text:list-item>
            <text:list-item>
              <text:p text:style-name="P12">efforts taken in promoting cultural awareness and developing a relationship with key stakeholders are recouped later in reduced political roadblocks and improved support for operational risk management activities</text:p>
            </text:list-item>
            <text:list-item>
              <text:p text:style-name="P12">frameworks built on a bedrock of strong culture and awareness can continue to evolve and mature as experience develops</text:p>
            </text:list-item>
          </text:list>
        </text:list-item>
        <text:list-item>
          <text:p text:style-name="P12">Training</text:p>
          <text:list>
            <text:list-item>
              <text:p text:style-name="P12">the type of training should reflect the culture of the firm</text:p>
            </text:list-item>
            <text:list-item>
              <text:p text:style-name="P12"><text:span text:style-name="T6">t</text:span>raining can be efficiently delivered to all employees using the intranet</text:p>
            </text:list-item>
            <text:list-item>
              <text:p text:style-name="P8"><text:soft-page-break/><text:span text:style-name="T5">operational risk training module could be added to </text:span><text:span text:style-name="T6">an online training program</text:span></text:p>
            </text:list-item>
            <text:list-item>
              <text:p text:style-name="P8"><text:span text:style-name="T6">i</text:span><text:span text:style-name="T5">f possible, everyone should be invited to complete the most basic training</text:span></text:p>
              <text:list>
                <text:list-item>
                  <text:p text:style-name="P12">with more in depth training for those who might be involved in specific activities</text:p>
                </text:list-item>
              </text:list>
            </text:list-item>
            <text:list-item>
              <text:p text:style-name="P13">objectives</text:p>
              <text:list>
                <text:list-item>
                  <text:p text:style-name="P13">educating employees on the importance of operational risk management</text:p>
                  <text:list>
                    <text:list-item>
                      <text:p text:style-name="P13">make employees aware of operational risk</text:p>
                    </text:list-item>
                    <text:list-item>
                      <text:p text:style-name="P13">make sure they know what to do when they see it</text:p>
                    </text:list-item>
                  </text:list>
                </text:list-item>
                <text:list-item>
                  <text:p text:style-name="P13">explaining the role of the operational risk team and any operational risk coordinators, specialists, or managers</text:p>
                </text:list-item>
              </text:list>
            </text:list-item>
            <text:list-item>
              <text:p text:style-name="P13">in-person and group training will be needed for the practical implementation of elements</text:p>
            </text:list-item>
            <text:list-item>
              <text:p text:style-name="P13">key success criteria for good training</text:p>
              <text:list>
                <text:list-item>
                  <text:p text:style-name="P13">Setting clear learning objectives and being sure to cover them adequately</text:p>
                </text:list-item>
                <text:list-item>
                  <text:p text:style-name="P13">Having realistic expectations of the learning curve of the trainees</text:p>
                </text:list-item>
                <text:list-item>
                  <text:p text:style-name="P13">Providing feedback so that trainees are comfortable that they have mastered materials</text:p>
                </text:list-item>
              </text:list>
            </text:list-item>
          </text:list>
        </text:list-item>
        <text:list-item>
          <text:p text:style-name="P13">Planning</text:p>
          <text:list>
            <text:list-item>
              <text:p text:style-name="P14"><text:span text:style-name="T7">g</text:span>ood planning involves</text:p>
              <text:list>
                <text:list-item>
                  <text:p text:style-name="P14"><text:span text:style-name="T7">s</text:span>etting clear goals</text:p>
                </text:list-item>
                <text:list-item>
                  <text:p text:style-name="P14">realistic milestones</text:p>
                </text:list-item>
                <text:list-item>
                  <text:p text:style-name="P14">achievable deliverables that add value</text:p>
                </text:list-item>
              </text:list>
            </text:list-item>
            <text:list-item>
              <text:p text:style-name="P14">it is important to apply strong project management skills to the design and implementation of each new element</text:p>
            </text:list-item>
            <text:list-item>
              <text:p text:style-name="P15">it is good to plan for short-term and long-term goals so that the function can demonstrate its current successes, as well as its long-term importance to the firm</text:p>
            </text:list-item>
            <text:list-item>
              <text:p text:style-name="P15"><text:span text:style-name="T8">p</text:span>oor planning can seriously tarnish the image of the department as it can lead to promises that are not kept and deadlines that slip</text:p>
            </text:list-item>
            <text:list-item>
              <text:p text:style-name="P15">move from a project management phase into a business as usual phase</text:p>
              <text:list>
                <text:list-item>
                  <text:p text:style-name="P15">establish effective tracking and monitoring of repeating deliverables</text:p>
                </text:list-item>
              </text:list>
            </text:list-item>
          </text:list>
        </text:list-item>
        <text:list-item>
          <text:p text:style-name="P15">The “Use Test”</text:p>
          <text:list>
            <text:list-item>
              <text:p text:style-name="P15">a regulatory standard that requires a bank to show that risk management standards are being used across the firm to support management decision making</text:p>
            </text:list-item>
            <text:list-item>
              <text:p text:style-name="P16">Basel guidelines</text:p>
              <text:list>
                <text:list-item>
                  <text:p text:style-name="P16">may use various approaches to articulate and demonstrate the integrated use of its ORMF</text:p>
                </text:list-item>
                <text:list-item>
                  <text:p text:style-name="P16">embeddedness is the level to which the broader ORMF processes and practices have been embedded at all organizational levels across a bank </text:p>
                </text:list-item>
                <text:list-item>
                  <text:p text:style-name="P16">clear evidence of the integration and linkage between the measurement and management processes of the ORMF through the entire institution</text:p>
                </text:list-item>
              </text:list>
            </text:list-item>
            <text:list-item>
              <text:p text:style-name="P16">demonstrating embeddedness</text:p>
              <text:list>
                <text:list-item>
                  <text:p text:style-name="P16">operational risk must be a key factor in the bank's strategic and business planning processes</text:p>
                </text:list-item>
                <text:list-item>
                  <text:p text:style-name="P16">board should approve an operational risk appetite and tolerance statement and there should be controls in place to stay within that appetite</text:p>
                </text:list-item>
                <text:list-item>
                  <text:p text:style-name="P16">business units must be able to demonstrate how they are using the operational risk framework to inform their decision making</text:p>
                </text:list-item>
              </text:list>
            </text:list-item>
            <text:list-item>
              <text:p text:style-name="P16">business units need to analyze their own operational risk outputs when making decisions</text:p>
            </text:list-item>
          </text:list>
        </text:list-item>
      </text:list>
      <text:p text:style-name="P6"/>
      <text:p text:style-name="P6">Policies and Procedures</text:p>
      <text:list xml:id="list3936448183" text:style-name="L3">
        <text:list-item>
          <text:p text:style-name="P17">The Role of Policies, Procedures, Guidelines, and Standards</text:p>
          <text:list>
            <text:list-item>
              <text:p text:style-name="P17"><text:soft-page-break/>importance of having clearly articulated and consistently documented policies, procedures, standards, and guidelines</text:p>
            </text:list-item>
            <text:list-item>
              <text:p text:style-name="P17">written documents serve to articulate the firm's interpretation of rules and regulations, and their chosen approach to meeting those requirements</text:p>
            </text:list-item>
            <text:list-item>
              <text:p text:style-name="P17">it is necessary to have objective goals against which to measure performance</text:p>
            </text:list-item>
            <text:list-item>
              <text:p text:style-name="P17">good documentation is needed in order to demonstrate that regulatory requirements have been incorporated into the business processes of the firm</text:p>
            </text:list-item>
            <text:list-item>
              <text:p text:style-name="P18">with clear guidance on what is and is not appropriate in a given document, employees have an easier time creating material that is useful, implementable, and meets both management's and regulator's expectations</text:p>
            </text:list-item>
            <text:list-item>
              <text:p text:style-name="P18">definitions</text:p>
              <text:list>
                <text:list-item>
                  <text:p text:style-name="P18">policies</text:p>
                  <text:list>
                    <text:list-item>
                      <text:p text:style-name="P18">establish minimum requirements and controls to address business strategy, compliance with law, rules, regulations; mitigation of other identified risks</text:p>
                    </text:list-item>
                    <text:list-item>
                      <text:p text:style-name="P18">must be actionable and enforceable</text:p>
                    </text:list-item>
                  </text:list>
                </text:list-item>
                <text:list-item>
                  <text:p text:style-name="P18">procedures</text:p>
                  <text:list>
                    <text:list-item>
                      <text:p text:style-name="P18">specific instructions for implementing a policy or performing a task</text:p>
                    </text:list-item>
                    <text:list-item>
                      <text:p text:style-name="P18">may include such things as examples, scenarios, links, job aids, Q&amp;As</text:p>
                    </text:list-item>
                  </text:list>
                </text:list-item>
                <text:list-item>
                  <text:p text:style-name="P18">standards</text:p>
                  <text:list>
                    <text:list-item>
                      <text:p text:style-name="P18">set the minimum requirements that need to be met with the procedures</text:p>
                    </text:list-item>
                  </text:list>
                </text:list-item>
                <text:list-item>
                  <text:p text:style-name="P18">guidelines</text:p>
                  <text:list>
                    <text:list-item>
                      <text:p text:style-name="P18">offer supporting guidance on methods that might be used, rather than requiremen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Best Practices</text:p>
          <text:list>
            <text:list-item>
              <text:p text:style-name="P18">volume of regulatory interest in policies and procedures has led to significant improvements in the authoring of policies and procedures, as well as in the associated review and approval processes</text:p>
              <text:list>
                <text:list-item>
                  <text:p text:style-name="P19">standard templates</text:p>
                </text:list-item>
                <text:list-item>
                  <text:p text:style-name="P19">establishment of an indexed and searchable central repository for the documents</text:p>
                </text:list-item>
                <text:list-item>
                  <text:p text:style-name="P19">implementation of a robust version control process</text:p>
                </text:list-item>
              </text:list>
            </text:list-item>
          </text:list>
        </text:list-item>
        <text:list-item>
          <text:p text:style-name="P19">Operational Risk Policy</text:p>
          <text:list>
            <text:list-item>
              <text:p text:style-name="P20">Includes</text:p>
              <text:list>
                <text:list-item>
                  <text:p text:style-name="P19">The firm's definition of operational risk.</text:p>
                </text:list-item>
                <text:list-item>
                  <text:p text:style-name="P19">The firm's approach to operational risk governance.</text:p>
                </text:list-item>
                <text:list-item>
                  <text:p text:style-name="P19">A description of the main activities and elements of operational risk, including the roles and responsibilities of the participants</text:p>
                </text:list-item>
                <text:list-item>
                  <text:p text:style-name="P19">information on each of the elements of the program</text:p>
                </text:list-item>
              </text:list>
            </text:list-item>
          </text:list>
        </text:list-item>
        <text:list-item>
          <text:p text:style-name="P19">Linkage between Documents</text:p>
          <text:list>
            <text:list-item>
              <text:p text:style-name="P19">careful drafting of these documents can allow for updates to the standards, procedures, or guidelines without requiring additional changes to the related documents</text:p>
              <text:list>
                <text:list-item>
                  <text:p text:style-name="P19">exact data requirements are set in the standards</text:p>
                </text:list-item>
                <text:list-item>
                  <text:p text:style-name="P19">the method of collecting the data is provided in the procedures</text:p>
                </text:list-item>
                <text:list-item>
                  <text:p text:style-name="P19">opportunities for quality improvement are recommended in the guideline<text:span text:style-name="T9">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1-10-31T20:56:46.892678884</dc:date>
    <meta:editing-duration>PT29M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106" meta:word-count="1192" meta:character-count="7215" meta:non-whitespace-character-count="6226"/>
  </office:meta>
</office:document-meta>
</file>